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3xStandaloneLocalConfiguration.setTimeInMsBetweenStartupChecks( int timeInMsBetweenStartupChe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3xStandaloneLocalConfiguration.getServerStartupMaxRetry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3xStandaloneLocalConfiguration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3xStandaloneLocalConfiguration.supportsProperty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3xStandaloneLocalConfiguration.ServiceMix3xStandaloneLocalConfiguration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3xStandaloneLocalConfiguration.getCapabi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iceMix3xStandaloneLocalConfiguration.doConfigure( LocalContain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Mix3xStandaloneLocalConfiguration.getTimeInMsBetweenStartupChe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3xStandaloneLocalConfiguration.getTimeInMsBetweenDeploymentChe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3xStandaloneLocalConfiguration.setServerStartupMaxRetryCount( int serverStartupMaxRetry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3xStandaloneLocalConfiguration.setTimeInMsBetweenDeploymentChecks( int timeBetweenDeploymentChe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